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7.4" calcext:value-type="float">
            <text:p>7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5"/>
          <table:table-cell table:style-name="ce3" office:value-type="string" calcext:value-type="string">
            <text:p>Temperatur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97300" calcext:value-type="float">
            <text:p>97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.2" calcext:value-type="float">
            <text:p>11.2</text:p>
          </table:table-cell>
          <table:table-cell table:style-name="ce6" office:value-type="float" office:value="11.4" calcext:value-type="float">
            <text:p>11.4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9300" calcext:value-type="float">
            <text:p>93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11.1" calcext:value-type="float">
            <text:p>11.1</text:p>
          </table:table-cell>
          <table:table-cell table:style-name="ce5" office:value-type="string" calcext:value-type="string">
            <text:p>FINISH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5400" calcext:value-type="float">
            <text:p>540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13400" calcext:value-type="float">
            <text:p>13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.1" calcext:value-type="float">
            <text:p>4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1600" calcext:value-type="float">
            <text:p>160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13400" calcext:value-type="float">
            <text:p>13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.2" calcext:value-type="float">
            <text:p>10.2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42500" calcext:value-type="float">
            <text:p>42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0.1" calcext:value-type="float">
            <text:p>10.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9.7" calcext:value-type="float">
            <text:p>9.7</text:p>
          </table:table-cell>
          <table:table-cell office:value-type="float" office:value="28700" calcext:value-type="float">
            <text:p>287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table:style-name="ce6"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  <table:table-cell office:value-type="float" office:value="69600" calcext:value-type="float">
            <text:p>696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76100" calcext:value-type="float">
            <text:p>761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.11" calcext:value-type="float">
            <text:p>10.1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INISHE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gma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essur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emperatur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Number Run</text:p>
          </table:table-cell>
          <table:table-cell table:style-name="ce4" office:value-type="string" calcext:value-type="string">
            <text:p>TAU1</text:p>
          </table:table-cell>
          <table:table-cell table:style-name="ce4" office:value-type="string" calcext:value-type="string">
            <text:p>TAU2</text:p>
          </table:table-cell>
          <table:table-cell table:style-name="ce4" office:value-type="string" calcext:value-type="string">
            <text:p>TAU3</text:p>
          </table:table-cell>
          <table:table-cell table:style-name="ce4" office:value-type="string" calcext:value-type="string">
            <text:p>TAU4</text:p>
          </table:table-cell>
          <table:table-cell table:style-name="ce4" office:value-type="string" calcext:value-type="string">
            <text:p>Finish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6.5" calcext:value-type="float">
            <text:p>6.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600" calcext:value-type="float">
            <text:p>6600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.51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24500" calcext:value-type="float">
            <text:p>2450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3800" calcext:value-type="float">
            <text:p>3800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23500" calcext:value-type="float">
            <text:p>23500</text:p>
          </table:table-cell>
          <table:table-cell table:number-columns-repeated="3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14300" calcext:value-type="float">
            <text:p>14300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" calcext:value-type="float">
            <text:p>7.4</text:p>
          </table:table-cell>
          <table:table-cell office:value-type="float" office:value="94500" calcext:value-type="float">
            <text:p>9450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24700" calcext:value-type="float">
            <text:p>2470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41" calcext:value-type="float">
            <text:p>7.41</text:p>
          </table:table-cell>
          <table:table-cell table:number-columns-repeated="3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0:17:16.042799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9:05:04.201755622</meta:creation-date>
    <dc:date>2020-03-02T18:13:49.084037000</dc:date>
    <meta:editing-duration>PT6H12M56S</meta:editing-duration>
    <meta:editing-cycles>39</meta:editing-cycles>
    <meta:generator>LibreOffice/6.0.7.3$Linux_X86_64 LibreOffice_project/00m0$Build-3</meta:generator>
    <meta:document-statistic meta:table-count="1" meta:cell-count="552" meta:object-count="0"/>
  </office:meta>
</office:document-meta>
</file>